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5" style:family="paragraph" style:parent-style-name="Standard">
      <style:text-properties style:font-name="Envy Code R VS" fo:font-size="10pt" fo:font-style="normal" style:font-size-asian="10pt" style:font-style-asian="normal" style:font-size-complex="10pt" style:font-style-complex="normal"/>
    </style:style>
    <style:style style:name="P6"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7"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8"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9"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10"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3"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5"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6"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7"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8"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T1" style:family="text">
      <style:text-properties style:text-underline-style="solid" style:text-underline-width="auto" style:text-underline-color="font-color"/>
    </style:style>
    <style:style style:name="T2" style:family="text">
      <style:text-properties fo:color="#8ac6f2" style:font-name="Consolas" style:font-name-asian="Consolas" style:font-name-complex="Consolas"/>
    </style:style>
    <style:style style:name="T3" style:family="text">
      <style:text-properties fo:color="#8ac6f2" style:font-name="Consolas" fo:font-style="normal" style:font-name-asian="Consolas" style:font-style-asian="normal" style:font-name-complex="Consolas" style:font-style-complex="normal"/>
    </style:style>
    <style:style style:name="T4" style:family="text">
      <style:text-properties fo:color="#8ac6f2" style:font-name="Consolas" fo:font-weight="normal" style:font-name-asian="Consolas" style:font-weight-asian="normal" style:font-name-complex="Consolas" style:font-weight-complex="normal"/>
    </style:style>
    <style:style style:name="T5" style:family="text">
      <style:text-properties fo:color="#8ac6f2" style:font-name="Consolas" fo:font-size="10pt" style:font-name-asian="Consolas" style:font-size-asian="10pt" style:font-name-complex="Consolas" style:font-size-complex="10pt"/>
    </style:style>
    <style:style style:name="T6" style:family="text">
      <style:text-properties fo:color="#e8f3f6" style:font-name="Consolas" style:font-name-asian="Consolas" style:font-name-complex="Consolas"/>
    </style:style>
    <style:style style:name="T7" style:family="text">
      <style:text-properties fo:color="#e8f3f6" style:font-name="Consolas" fo:font-weight="normal" style:font-name-asian="Consolas" style:font-weight-asian="normal" style:font-name-complex="Consolas" style:font-weight-complex="normal"/>
    </style:style>
    <style:style style:name="T8" style:family="text">
      <style:text-properties fo:color="#e8f3f6" style:font-name="Consolas" fo:font-style="normal" style:font-name-asian="Consolas" style:font-style-asian="normal" style:font-name-complex="Consolas" style:font-style-complex="normal"/>
    </style:style>
    <style:style style:name="T9" style:family="text">
      <style:text-properties fo:color="#e8f3f6" style:font-name="Consolas" fo:font-size="10pt" style:font-name-asian="Consolas" style:font-size-asian="10pt" style:font-name-complex="Consolas" style:font-size-complex="10pt"/>
    </style:style>
    <style:style style:name="T10" style:family="text">
      <style:text-properties fo:color="#e5786d" style:font-name="Consolas" style:font-name-asian="Consolas" style:font-name-complex="Consolas"/>
    </style:style>
    <style:style style:name="T11" style:family="text">
      <style:text-properties fo:color="#e5786d" style:font-name="Consolas" fo:font-style="normal" style:font-name-asian="Consolas" style:font-style-asian="normal" style:font-name-complex="Consolas" style:font-style-complex="normal"/>
    </style:style>
    <style:style style:name="T12" style:family="text">
      <style:text-properties fo:color="#e5786d" style:font-name="Consolas" fo:font-weight="normal" style:font-name-asian="Consolas" style:font-weight-asian="normal" style:font-name-complex="Consolas" style:font-weight-complex="normal"/>
    </style:style>
    <style:style style:name="T13" style:family="text">
      <style:text-properties fo:color="#cae682" style:font-name="Consolas" style:font-name-asian="Consolas" style:font-name-complex="Consolas"/>
    </style:style>
    <style:style style:name="T14" style:family="text">
      <style:text-properties fo:color="#cae682" style:font-name="Consolas" fo:font-style="normal" style:font-name-asian="Consolas" style:font-style-asian="normal" style:font-name-complex="Consolas" style:font-style-complex="normal"/>
    </style:style>
    <style:style style:name="T15" style:family="text">
      <style:text-properties fo:color="#cae682" style:font-name="Consolas" fo:font-weight="normal" style:font-name-asian="Consolas" style:font-weight-asian="normal" style:font-name-complex="Consolas" style:font-weight-complex="normal"/>
    </style:style>
    <style:style style:name="T16" style:family="text">
      <style:text-properties fo:color="#00008b" style:font-name="Consolas" fo:font-weight="bold" style:font-name-asian="Consolas" style:font-weight-asian="bold" style:font-name-complex="Consolas" style:font-weight-complex="bold"/>
    </style:style>
    <style:style style:name="T17"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color="#8b9699" style:font-name="Consolas" fo:font-size="11pt" style:font-name-asian="Consolas" style:font-size-asian="11pt" style:font-name-complex="Consolas" style:font-size-complex="11pt"/>
    </style:style>
    <style:style style:name="T21" style:family="text">
      <style:text-properties fo:color="#8b9699" style:font-name="Consolas" style:font-name-asian="Consolas" style:font-name-complex="Consolas"/>
    </style:style>
    <style:style style:name="T22" style:family="text">
      <style:text-properties fo:color="#8b9699" style:font-name="Consolas" fo:font-size="10pt" style:font-name-asian="Consolas" style:font-size-asian="10pt" style:font-name-complex="Consolas" style:font-size-complex="10pt"/>
    </style:style>
    <style:style style:name="T23" style:family="text">
      <style:text-properties fo:language="zxx" fo:country="none"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La Interface IValueObject&lt;T&gt;, el codigo autocomentado y las influencias del BDD en el codigo</text:span>:</text:p>
      <text:p text:style-name="P4"/>
      <text:p text:style-name="P4">Empezamos por las interfaces que definen los tipos de objetos existentes en el dominio. Nos referimos a los ValueObjects y las Entities.</text:p>
      <text:p text:style-name="P4"/>
      <text:p text:style-name="P4">Aqui surge la primera disputa con respecto al original, y que creemos interesante comentar cuanto antes, para entender las implicaciones de lo que planeamos hacer.</text:p>
      <text:p text:style-name="P4"/>
      <text:p text:style-name="P4">Una posible implementacion de la interface de ValueObject, siendo fieles a su version java, seria:</text:p>
      <text:p text:style-name="P4"/>
      <text:p text:style-name="P8"><text:span text:style-name="T2">namespace</text:span><text:span text:style-name="T6"> dddsample.domain.shared</text:span></text:p>
      <text:p text:style-name="P11">{</text:p>
      <text:p text:style-name="P17"><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11"><text:s text:c="4"/>{</text:p>
      <text:p text:style-name="P17"><text:span text:style-name="T6"><text:s text:c="8"/></text:span><text:span text:style-name="T2">bool</text:span><text:span text:style-name="T6"> SameValueAs(T other);</text:span></text:p>
      <text:p text:style-name="P11"><text:s text:c="4"/>}</text:p>
      <text:p text:style-name="P12">}</text:p>
      <text:p text:style-name="P4"/>
      <text:p text:style-name="P4">de forma que una clase que quiera implementar esta interface, tendira esta apariencia:</text:p>
      <text:p text:style-name="P4"/>
      <text:p text:style-name="P17"><text:span text:style-name="T2">public</text:span><text:span text:style-name="T6"> </text:span><text:span text:style-name="T2">class</text:span><text:span text:style-name="T6"> </text:span><text:span text:style-name="T13">PruebaValueObject</text:span><text:span text:style-name="T6"> : </text:span><text:span text:style-name="T10">IValueObject</text:span><text:span text:style-name="T6">&lt;</text:span><text:span text:style-name="T13">PruebaValueObject</text:span><text:span text:style-name="T6">&gt; </text:span></text:p>
      <text:p text:style-name="P11">{</text:p>
      <text:p text:style-name="P17"><text:span text:style-name="T6"><text:s text:c="4"/></text:span><text:span text:style-name="T2">public</text:span><text:span text:style-name="T6"> </text:span><text:span text:style-name="T2">bool</text:span><text:span text:style-name="T6"> SameValueAs(</text:span><text:span text:style-name="T13">PruebaValueObject</text:span><text:span text:style-name="T6"> other)</text:span></text:p>
      <text:p text:style-name="P11"><text:s text:c="4"/>{</text:p>
      <text:p text:style-name="P17"><text:span text:style-name="T6"><text:s text:c="8"/></text:span><text:span text:style-name="T2">throw</text:span><text:span text:style-name="T6"> </text:span><text:span text:style-name="T2">new</text:span><text:span text:style-name="T6"> </text:span><text:span text:style-name="T16">NotImplementedException</text:span><text:span text:style-name="T7">();</text:span></text:p>
      <text:p text:style-name="P12"><text:s text:c="4"/>}</text:p>
      <text:p text:style-name="P12">}</text:p>
      <text:p text:style-name="P4"/>
      <text:p text:style-name="P4">hasta aqui todo parece ir bien, pero sin embargo, hay algo que no acaba de encajar. Ese algo es el nombre del metodo <text:span text:style-name="T18">SameValueAs</text:span><text:span text:style-name="T19">. Pero mejor vamos paso a paso para poder entender el porque de las decisiones que estamos a punto de tomar.</text:span></text:p>
      <text:p text:style-name="P1"/>
      <text:p text:style-name="P4"><text:span text:style-name="T19">La clase </text:span><text:span text:style-name="T18">PruebaValueObject</text:span><text:span text:style-name="T19"> no sale de la nada. Si nos planteamos seguir los preceptos del BDD, es comprensible que a la hora de escribir el codigo de </text:span><text:span text:style-name="T18">IValueObject&lt;T&gt;</text:span><text:span text:style-name="T19">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18">Biblia Azul</text:span><text:span text:style-name="T19"> llamado </text:span><text:span text:style-name="T18">Intention-Revealing Interfaces</text:span><text:span text:style-name="T19">.</text:span></text:p>
      <text:p text:style-name="P1"/>
      <text:p text:style-name="P4"><text:span text:style-name="T19">Pero, ¿podemos hacer ese mismo razonamiento para </text:span><text:span text:style-name="T18">PruebaValueObject</text:span><text:span text:style-name="T19">?</text:span></text:p>
      <text:p text:style-name="P1"/>
      <text:p text:style-name="P4"><text:span text:style-name="T19">La respuesta es un NO rotundo. Hace falta esa Spec que justifique el comportamiento de <text:s/></text:span><text:span text:style-name="T18">PruebaValueObject</text:span><text:span text:style-name="T19">. Asi que, vamos a escribir esa Spec:</text:span></text:p>
      <text:p text:style-name="P1"/>
      <text:p text:style-name="P8"><text:span text:style-name="T3">public</text:span><text:span text:style-name="T8"> </text:span><text:span text:style-name="T3">class</text:span><text:span text:style-name="T8"> </text:span><text:span text:style-name="T14">concern</text:span><text:span text:style-name="T8"> : </text:span><text:span text:style-name="T14">Observes</text:span><text:span text:style-name="T8">&lt;</text:span><text:span text:style-name="T11">IValueObject</text:span><text:span text:style-name="T8">&lt;</text:span><text:span text:style-name="T14">PruebaValueObject</text:span><text:span text:style-name="T8">&gt;,</text:span><text:span text:style-name="T14">PruebaValueObject</text:span><text:span text:style-name="T8">&gt;{}</text:span></text:p>
      <text:p text:style-name="P11"/>
      <text:p text:style-name="P17"><text:span text:style-name="T2">public</text:span><text:span text:style-name="T6"> </text:span><text:span text:style-name="T2">class</text:span><text:span text:style-name="T6"> </text:span><text:span text:style-name="T13">when_asked_to_compare_two_pruebavalueobjects_that_have_the_same_value</text:span><text:span text:style-name="T6"> : </text:span><text:span text:style-name="T13">concern</text:span></text:p>
      <text:p text:style-name="P11">{</text:p>
      <text:p text:style-name="P17"><text:span text:style-name="T6"><text:s text:c="4"/></text:span><text:span text:style-name="T10">Establish</text:span><text:span text:style-name="T6"> context = () =&gt;</text:span></text:p>
      <text:p text:style-name="P11"><text:s text:c="4"/>{</text:p>
      <text:p text:style-name="P17"><text:span text:style-name="T6"><text:s text:c="8"/>the_other = </text:span><text:span text:style-name="T2">new</text:span><text:span text:style-name="T6"> </text:span><text:span text:style-name="T13">PruebaValueObject</text:span><text:span text:style-name="T6">();</text:span></text:p>
      <text:p text:style-name="P18"><text:s text:c="8"/><text:span text:style-name="T20">//</text:span><text:span text:style-name="T17">todo: le damos los valores adecuados.</text:span></text:p>
      <text:p text:style-name="P11"><text:s text:c="4"/>};</text:p>
      <text:p text:style-name="P11"/>
      <text:p text:style-name="P17"><text:span text:style-name="T6"><text:s text:c="4"/></text:span><text:span text:style-name="T10">Because</text:span><text:span text:style-name="T6"> of = () =&gt; result = sut.SameValueAs(theOther);</text:span></text:p>
      <text:p text:style-name="P11"><text:s text:c="8"/></text:p>
      <text:p text:style-name="P17"><text:span text:style-name="T6"><text:s text:c="4"/></text:span><text:span text:style-name="T10">It</text:span><text:span text:style-name="T6"> should_recognize_the_equality = () =&gt; result.ShouldEqual(</text:span><text:span text:style-name="T2">true</text:span><text:span text:style-name="T6">);</text:span></text:p>
      <text:p text:style-name="P11"><text:s text:c="8"/></text:p>
      <text:p text:style-name="P17"><text:soft-page-break/><text:span text:style-name="T6"><text:s text:c="4"/></text:span><text:span text:style-name="T2">static</text:span><text:span text:style-name="T6"> </text:span><text:span text:style-name="T2">bool</text:span><text:span text:style-name="T6"> result;</text:span></text:p>
      <text:p text:style-name="P17"><text:span text:style-name="T6"><text:s text:c="4"/></text:span><text:span text:style-name="T2">static</text:span><text:span text:style-name="T6"> </text:span><text:span text:style-name="T13">PruebaValueObject</text:span><text:span text:style-name="T6"> theOther;</text:span></text:p>
      <text:p text:style-name="P11">}</text:p>
      <text:p text:style-name="P1"/>
      <text:p text:style-name="P1">Sin entrar en demasiados detalles que no son importantes para nuestro razonamiento (en concreto los relativos al incompleto bloque ESTABLISH), debemos fijarnos en:</text:p>
      <text:p text:style-name="P1"/>
      <text:p text:style-name="P9"><text:span text:style-name="T11">Because</text:span><text:span text:style-name="T8"> of = () =&gt; result = sut.SameValueAs(theOther);</text:span></text:p>
      <text:p text:style-name="P1"/>
      <text:p text:style-name="P4"><text:span text:style-name="T19">que es donde ejecutamos el </text:span><text:span text:style-name="T18">System Under Test</text:span><text:span text:style-name="T19">.</text:span></text:p>
      <text:p text:style-name="P1"/>
      <text:p text:style-name="P1">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1"/>
      <text:p text:style-name="P14">result = sut.SameValueAs(theOther);</text:p>
      <text:p text:style-name="P1"/>
      <text:p text:style-name="P1">y es precisamente aqui, donde no hubiesemos escrito este codigo de esta manera, ya que no se acaba de leer correctamente, sobre todo cuando lo comparamos con algo como:</text:p>
      <text:p text:style-name="P1"/>
      <text:p text:style-name="P13">result = sut.HasTheSameValueAs(theOther);</text:p>
      <text:p text:style-name="P1"/>
      <text:p text:style-name="P1">que si se lee como una frase bien construida.</text:p>
      <text:p text:style-name="P1"/>
      <text:p text:style-name="P1">Aun asi, podemos ir unos cuantos pasos mas lejos, haciendo uso de la notacion/convencion propuesta por Jean-Paul Boodhoo y utilizar para:</text:p>
      <text:p text:style-name="P1"/>
      <text:list xml:id="list39608289" text:style-name="L1">
        <text:list-item>
          <text:p text:style-name="P2">metodos</text:p>
        </text:list-item>
        <text:list-item>
          <text:p text:style-name="P2">propiedades</text:p>
        </text:list-item>
        <text:list-item>
          <text:p text:style-name="P2">eventos</text:p>
        </text:list-item>
        <text:list-item>
          <text:p text:style-name="P2">variables locales</text:p>
        </text:list-item>
        <text:list-item>
          <text:p text:style-name="P2">constantes locales</text:p>
        </text:list-item>
        <text:list-item>
          <text:p text:style-name="P2">parametros</text:p>
        </text:list-item>
        <text:list-item>
          <text:p text:style-name="P2">campos (no privados)</text:p>
        </text:list-item>
      </text:list>
      <text:p text:style-name="P1"/>
      <text:p text:style-name="P1">un estilo "all_lower" en vez de "UpperCamelCase" o "lowerCamelCase" por poner un ejemplo.</text:p>
      <text:p text:style-name="P1">TODO: Confirmar que la convencion "all_lower" viene de Ruby</text:p>
      <text:p text:style-name="P1"/>
      <text:p text:style-name="P1">En nuestro caso, el resultado seria:</text:p>
      <text:p text:style-name="P1"/>
      <text:p text:style-name="P8"><text:span text:style-name="T10">Because</text:span><text:span text:style-name="T6"> of = () =&gt; result = sut.has_the_same_value_as(the_other);</text:span></text:p>
      <text:p text:style-name="P4"/>
      <text:p text:style-name="P1">version mas legible, en nuestra humilde opinion.</text:p>
      <text:p text:style-name="P1"/>
      <text:p text:style-name="P1">En el contexto de la Spec:</text:p>
      <text:p text:style-name="P1"/>
      <text:p text:style-name="P10"><text:span text:style-name="T2">public</text:span><text:span text:style-name="T6"> </text:span><text:span text:style-name="T2">class</text:span><text:span text:style-name="T6"> </text:span><text:span text:style-name="T13">concern</text:span><text:span text:style-name="T6"> : </text:span><text:span text:style-name="T13">Observes</text:span><text:span text:style-name="T6">&lt;</text:span><text:span text:style-name="T10">IValueObject</text:span><text:span text:style-name="T6">&lt;</text:span><text:span text:style-name="T13">PruebaValueObject</text:span><text:span text:style-name="T6">&gt;,</text:span><text:span text:style-name="T13">PruebaValueObject</text:span><text:span text:style-name="T6">&gt;{}</text:span></text:p>
      <text:p text:style-name="P11"/>
      <text:p text:style-name="P17"><text:span text:style-name="T2">public</text:span><text:span text:style-name="T6"> </text:span><text:span text:style-name="T2">class</text:span><text:span text:style-name="T6"> </text:span><text:span text:style-name="T13">when_asked_to_compare_two_pruebavalueobjects_that_have_the_same_value</text:span><text:span text:style-name="T6"> : </text:span><text:span text:style-name="T13">concern</text:span></text:p>
      <text:p text:style-name="P11">{</text:p>
      <text:p text:style-name="P17"><text:span text:style-name="T6"><text:s text:c="4"/></text:span><text:span text:style-name="T10">Establish</text:span><text:span text:style-name="T6"> context = () =&gt;</text:span></text:p>
      <text:p text:style-name="P11"><text:s text:c="4"/>{</text:p>
      <text:p text:style-name="P17"><text:span text:style-name="T6"><text:s text:c="8"/>the_other = </text:span><text:span text:style-name="T2">new</text:span><text:span text:style-name="T6"> </text:span><text:span text:style-name="T13">PruebaValueObject</text:span><text:span text:style-name="T6">();</text:span></text:p>
      <text:p text:style-name="P17"><text:span text:style-name="T6"><text:s text:c="8"/></text:span><text:span text:style-name="T21">//</text:span><text:span text:style-name="T16">todo: le damos los valores adecuados.</text:span></text:p>
      <text:p text:style-name="P12"><text:s text:c="4"/>};</text:p>
      <text:p text:style-name="P12"/>
      <text:p text:style-name="P17"><text:span text:style-name="T7"><text:s text:c="4"/></text:span><text:span text:style-name="T12">Because</text:span><text:span text:style-name="T7"> of = () =&gt; result = sut.has_the_same_value_as(the_other);</text:span></text:p>
      <text:p text:style-name="P12"><text:s text:c="8"/></text:p>
      <text:p text:style-name="P17"><text:soft-page-break/><text:span text:style-name="T7"><text:s text:c="4"/></text:span><text:span text:style-name="T12">It</text:span><text:span text:style-name="T7"> should_recognize_the_equality = () =&gt; result.ShouldEqual(</text:span><text:span text:style-name="T4">true</text:span><text:span text:style-name="T7">);</text:span></text:p>
      <text:p text:style-name="P12"><text:s text:c="8"/></text:p>
      <text:p text:style-name="P17"><text:span text:style-name="T7"><text:s text:c="4"/></text:span><text:span text:style-name="T4">static</text:span><text:span text:style-name="T7"> </text:span><text:span text:style-name="T4">bool</text:span><text:span text:style-name="T7"> result;</text:span></text:p>
      <text:p text:style-name="P17"><text:span text:style-name="T7"><text:s text:c="4"/></text:span><text:span text:style-name="T4">static</text:span><text:span text:style-name="T7"> </text:span><text:span text:style-name="T15">PruebaValueObject</text:span><text:span text:style-name="T7"> the_other;</text:span></text:p>
      <text:p text:style-name="P12">}</text:p>
      <text:p text:style-name="P4"/>
      <text:p text:style-name="P4">Por lo tanto, retomando el argumento original que nos llevo a cuestionarnos el nombre del metodo <text:span text:style-name="T18">SameValueAs</text:span> de la interface <text:span text:style-name="T18">IValueObject&lt;T&gt;</text:span>, el resultado final seria algo asi:</text:p>
      <text:p text:style-name="P4"/>
      <text:p text:style-name="P8"><text:span text:style-name="T2">namespace</text:span><text:span text:style-name="T6"> dddsample.domain.shared</text:span></text:p>
      <text:p text:style-name="P11">{</text:p>
      <text:p text:style-name="P17"><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11"><text:s text:c="4"/>{</text:p>
      <text:p text:style-name="P17"><text:span text:style-name="T6"><text:s text:c="8"/></text:span><text:span text:style-name="T2">bool</text:span><text:span text:style-name="T6"> has_the_same_value_as(T the_other);</text:span></text:p>
      <text:p text:style-name="P11"><text:s text:c="4"/>}</text:p>
      <text:p text:style-name="P11">}</text:p>
      <text:p text:style-name="P4"/>
      <text:p text:style-name="P4">Una cuestion que deberemos abordar en algun momento es el hecho de que en .NET ya tengamos, por convencion, un mecanismo similar al propuesto por "has_the_same_value_as", y que no es otro que:</text:p>
      <text:p text:style-name="P4"/>
      <text:p text:style-name="P8"><text:span text:style-name="T2">public</text:span><text:span text:style-name="T6"> </text:span><text:span text:style-name="T2">bool</text:span><text:span text:style-name="T6"> Equals(</text:span><text:span text:style-name="T2">object</text:span><text:span text:style-name="T6"> obj) {}</text:span></text:p>
      <text:p text:style-name="P4"/>
      <text:p text:style-name="P4">Pero esa es una cuestion diferente a la aqui planteada.</text:p>
      <text:p text:style-name="P4"/>
      <text:p text:style-name="P4">TODO: ¿Que aproximacion utiliza el CodeCampServer?</text:p>
      <text:p text:style-name="P1"/>
      <text:p text:style-name="P1">Con esto finalizamos el codigo necesario para definir un DDD_Value_Object:</text:p>
      <text:p text:style-name="P1"/>
      <text:list xml:id="list39640090" text:style-name="L3">
        <text:list-item>
          <text:p text:style-name="P3">Debe proveernos de un mecanismo para averiguar si dos DDD_Value_Objects son iguales (y los son si almacenan el mismo valor).</text:p>
        </text:list-item>
      </text:list>
      <text:p text:style-name="P1"/>
      <text:p text:style-name="P1">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1"/>
      <text:p text:style-name="P16"><text:span text:style-name="T3">namespace</text:span><text:span text:style-name="T8"> dddsample.domain.shared</text:span></text:p>
      <text:p text:style-name="P11">{</text:p>
      <text:p text:style-name="P17"><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11"><text:s text:c="4"/>{</text:p>
      <text:p text:style-name="P17"><text:span text:style-name="T6"><text:s text:c="8"/></text:span><text:span text:style-name="T2">///</text:span><text:span text:style-name="T21"> </text:span><text:span text:style-name="T2">&lt;summary&gt;</text:span></text:p>
      <text:p text:style-name="P18"><text:span text:style-name="T9"><text:s text:c="8"/></text:span><text:span text:style-name="T5">///</text:span><text:span text:style-name="T22"> Value objects compare by the values of their attributes,</text:span></text:p>
      <text:p text:style-name="P18"><text:span text:style-name="T22"><text:s text:c="8"/></text:span><text:span text:style-name="T5">///</text:span><text:span text:style-name="T22"> they don't have an identity.</text:span></text:p>
      <text:p text:style-name="P17"><text:span text:style-name="T6"><text:s text:c="8"/></text:span><text:span text:style-name="T2">///</text:span><text:span text:style-name="T21"> </text:span><text:span text:style-name="T2">&lt;/summary&gt;</text:span></text:p>
      <text:p text:style-name="P17"><text:span text:style-name="T6"><text:s text:c="8"/></text:span><text:span text:style-name="T2">///</text:span><text:span text:style-name="T21"> </text:span><text:span text:style-name="T2">&lt;param name=</text:span><text:span text:style-name="T10">"the_other"</text:span><text:span text:style-name="T2">&gt;</text:span><text:span text:style-name="T21">The other value object.</text:span><text:span text:style-name="T2">&lt;/param&gt;</text:span></text:p>
      <text:p text:style-name="P17"><text:span text:style-name="T6"><text:s text:c="8"/></text:span><text:span text:style-name="T2">///</text:span><text:span text:style-name="T21"> </text:span><text:span text:style-name="T2">&lt;returns&gt;&lt;code&gt;</text:span><text:span text:style-name="T21">true</text:span><text:span text:style-name="T2">&lt;/code&gt;</text:span><text:span text:style-name="T21"> if the given value object's and</text:span></text:p>
      <text:p text:style-name="P17"><text:span text:style-name="T2"><text:s text:c="8"/>///</text:span><text:span text:style-name="T21"> this value object's attributes are the same.</text:span><text:span text:style-name="T2">&lt;/returns&gt;</text:span></text:p>
      <text:p text:style-name="P17"><text:span text:style-name="T6"><text:s text:c="8"/></text:span><text:span text:style-name="T2">bool</text:span><text:span text:style-name="T6"> has_the_same_value_as(T the_other);</text:span></text:p>
      <text:p text:style-name="P11"><text:s text:c="4"/>}</text:p>
      <text:p text:style-name="P11">}</text:p>
      <text:p text:style-name="P1"/>
      <text:p text:style-name="P8"><text:span text:style-name="T2">namespace</text:span><text:span text:style-name="T6"> dddsample.domain.shared</text:span></text:p>
      <text:p text:style-name="P11">{</text:p>
      <text:p text:style-name="P17"><text:span text:style-name="T6"><text:s text:c="4"/></text:span><text:span text:style-name="T2">public</text:span><text:span text:style-name="T6"> </text:span><text:span text:style-name="T2">interface</text:span><text:span text:style-name="T6"> </text:span><text:span text:style-name="T10">IValueObject</text:span><text:span text:style-name="T6">&lt;T&gt;</text:span></text:p>
      <text:p text:style-name="P11"><text:soft-page-break/><text:s text:c="4"/>{</text:p>
      <text:p text:style-name="P17"><text:span text:style-name="T6"><text:s text:c="8"/></text:span><text:span text:style-name="T2">bool</text:span><text:span text:style-name="T6"> has_the_same_value_as(T the_other);</text:span></text:p>
      <text:p text:style-name="P11"><text:s text:c="4"/>}</text:p>
      <text:p text:style-name="P15">}</text:p>
      <text:p text:style-name="P1"/>
      <text:p text:style-name="P1">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1"/>
      <text:p text:style-name="P7"><text:span text:style-name="T1">La Interface IEntity&lt;T&gt;</text:span>:</text:p>
      <text:p text:style-name="P1"/>
      <text:p text:style-name="P1">De la misma forma que un concepto clave en DDD como DDD_Value_Object diponia de su propio "contrato" (lease "interface"), otro de los pilares del DDD com es DDD_Entity requiere del suyo.</text:p>
      <text:p text:style-name="P1"/>
      <text:p text:style-name="P1">No creemos oportuno volver a hacer los mismos comentarios que hemos realizado en las seccion anterior dedicada a la interface IValueObject&lt;T&gt;, si bien, seria aplicable aqui en su totalidad.</text:p>
      <text:p text:style-name="P1"/>
      <text:p text:style-name="P1">El codigo es el siguiente:</text:p>
      <text:p text:style-name="P1"/>
      <text:p text:style-name="P10"><text:span text:style-name="T2">namespace</text:span><text:span text:style-name="T6"> dddsample.domain.shared</text:span></text:p>
      <text:p text:style-name="P11">{</text:p>
      <text:p text:style-name="P17"><text:span text:style-name="T6"><text:s text:c="4"/></text:span><text:span text:style-name="T2">public</text:span><text:span text:style-name="T6"> </text:span><text:span text:style-name="T2">interface</text:span><text:span text:style-name="T6"> </text:span><text:span text:style-name="T10">IEntity</text:span><text:span text:style-name="T6">&lt;T&gt;</text:span></text:p>
      <text:p text:style-name="P11"><text:s text:c="4"/>{</text:p>
      <text:p text:style-name="P17"><text:span text:style-name="T6"><text:s text:c="8"/></text:span><text:span text:style-name="T2">///</text:span><text:span text:style-name="T21"> </text:span><text:span text:style-name="T2">&lt;summary&gt;</text:span></text:p>
      <text:p text:style-name="P17"><text:span text:style-name="T6"><text:s text:c="8"/></text:span><text:span text:style-name="T2">///</text:span><text:span text:style-name="T21"> Entities compare by identity, not by attributes.</text:span></text:p>
      <text:p text:style-name="P17"><text:span text:style-name="T6"><text:s text:c="8"/></text:span><text:span text:style-name="T2">///</text:span><text:span text:style-name="T21"> </text:span><text:span text:style-name="T2">&lt;/summary&gt;</text:span></text:p>
      <text:p text:style-name="P17"><text:span text:style-name="T6"><text:s text:c="8"/></text:span><text:span text:style-name="T2">///</text:span><text:span text:style-name="T21"> </text:span><text:span text:style-name="T2">&lt;param name=</text:span><text:span text:style-name="T10">"the_other"</text:span><text:span text:style-name="T2">&gt;</text:span><text:span text:style-name="T21">The other entity.</text:span><text:span text:style-name="T2">&lt;/param&gt;</text:span></text:p>
      <text:p text:style-name="P17"><text:span text:style-name="T6"><text:s text:c="8"/></text:span><text:span text:style-name="T2">///</text:span><text:span text:style-name="T21"> </text:span><text:span text:style-name="T2">&lt;returns&gt;&lt;code&gt;</text:span><text:span text:style-name="T21">true</text:span><text:span text:style-name="T2">&lt;/code&gt;</text:span><text:span text:style-name="T21"> if the identities are the same,</text:span></text:p>
      <text:p text:style-name="P17"><text:span text:style-name="T6"><text:s text:c="8"/></text:span><text:span text:style-name="T2">///</text:span><text:span text:style-name="T21"> regardles of other attributes.</text:span><text:span text:style-name="T2">&lt;/returns&gt;</text:span></text:p>
      <text:p text:style-name="P17"><text:span text:style-name="T6"><text:s text:c="8"/></text:span><text:span text:style-name="T2">bool</text:span><text:span text:style-name="T6"> has_the_same_identity_as(T the_other);</text:span></text:p>
      <text:p text:style-name="P11"><text:s text:c="4"/>}</text:p>
      <text:p text:style-name="P11">}</text:p>
      <text:p text:style-name="P1"/>
      <text:p text:style-name="P1">Recordar que una DDD_Entity requiere de una identidad unica (al contrario que un DDD_Value_Object que carece de la misma).</text:p>
      <text:p text:style-name="P1"/>
      <text:p text:style-name="P1">Otro aspecto destacable es ver como pese a imponer la necesidad de tener un metodo como <text:span text:style-name="T18">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1"/>
      <text:p text:style-name="P1">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1"/>
      <text:p text:style-name="P1">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1"/>
      <text:p text:style-name="P1"><text:soft-page-break/>NOTA: Eric Evans, realmente cuenta esta anecdota en su libro. Si es o deja de ser real es algo que desconocemos, pero ilustra magnificamente el concepto.</text:p>
      <text:p text:style-name="P1"/>
      <text:p text:style-name="P7"><text:span text:style-name="T1">La Interface IDomainEvent&lt;T&gt;</text:span>:</text:p>
      <text:p text:style-name="P1"/>
      <text:p text:style-name="P1">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1"/>
      <text:p text:style-name="P1">TODO: Revisar la grabacion del DDD NYC para recordar y comprobar que esto era asi (escribo de memoria)</text:p>
      <text:p text:style-name="P1"/>
      <text:p text:style-name="P1">El codigo que implementa la interface es el siguiente:</text:p>
      <text:p text:style-name="P1"/>
      <text:p text:style-name="P10"><text:span text:style-name="T2">namespace</text:span><text:span text:style-name="T6"> dddsample.domain.shared</text:span></text:p>
      <text:p text:style-name="P11">{</text:p>
      <text:p text:style-name="P17"><text:span text:style-name="T6"><text:s text:c="4"/></text:span><text:span text:style-name="T2">///</text:span><text:span text:style-name="T21"> </text:span><text:span text:style-name="T2">&lt;summary&gt;</text:span></text:p>
      <text:p text:style-name="P17"><text:span text:style-name="T6"><text:s text:c="4"/></text:span><text:span text:style-name="T2">///</text:span><text:span text:style-name="T21"> A domain event is something that is unique, but does not have a lifecycle.</text:span></text:p>
      <text:p text:style-name="P17"><text:span text:style-name="T6"><text:s text:c="4"/></text:span><text:span text:style-name="T2">///</text:span><text:span text:style-name="T21"> The identity may be explicit, for example the sequence number of a payment, </text:span></text:p>
      <text:p text:style-name="P17"><text:span text:style-name="T6"><text:s text:c="4"/></text:span><text:span text:style-name="T2">///</text:span><text:span text:style-name="T21"> or it could be derived from various aspects of the event such as </text:span></text:p>
      <text:p text:style-name="P17"><text:span text:style-name="T6"><text:s text:c="4"/></text:span><text:span text:style-name="T2">///</text:span><text:span text:style-name="T21"> where, when and what has happened.</text:span></text:p>
      <text:p text:style-name="P17"><text:span text:style-name="T6"><text:s text:c="4"/></text:span><text:span text:style-name="T2">///</text:span><text:span text:style-name="T21"> </text:span><text:span text:style-name="T2">&lt;/summary&gt;</text:span></text:p>
      <text:p text:style-name="P17"><text:span text:style-name="T6"><text:s text:c="4"/></text:span><text:span text:style-name="T2">///</text:span><text:span text:style-name="T21"> </text:span><text:span text:style-name="T2">&lt;typeparam name=</text:span><text:span text:style-name="T10">"T"</text:span><text:span text:style-name="T2">&gt;&lt;/typeparam&gt;</text:span></text:p>
      <text:p text:style-name="P17"><text:span text:style-name="T6"><text:s text:c="4"/></text:span><text:span text:style-name="T2">public</text:span><text:span text:style-name="T6"> </text:span><text:span text:style-name="T2">interface</text:span><text:span text:style-name="T6"> </text:span><text:span text:style-name="T10">IDomainEvent</text:span><text:span text:style-name="T6">&lt;T&gt;</text:span></text:p>
      <text:p text:style-name="P11"><text:s text:c="4"/>{</text:p>
      <text:p text:style-name="P17"><text:span text:style-name="T6"><text:s text:c="8"/></text:span><text:span text:style-name="T2">///</text:span><text:span text:style-name="T21"> </text:span><text:span text:style-name="T2">&lt;summary&gt;</text:span></text:p>
      <text:p text:style-name="P17"><text:span text:style-name="T6"><text:s text:c="8"/></text:span><text:span text:style-name="T2">///</text:span><text:span text:style-name="T21"> </text:span></text:p>
      <text:p text:style-name="P17"><text:span text:style-name="T6"><text:s text:c="8"/></text:span><text:span text:style-name="T2">///</text:span><text:span text:style-name="T21"> </text:span><text:span text:style-name="T2">&lt;/summary&gt;</text:span></text:p>
      <text:p text:style-name="P17"><text:span text:style-name="T6"><text:s text:c="8"/></text:span><text:span text:style-name="T2">///</text:span><text:span text:style-name="T21"> </text:span><text:span text:style-name="T2">&lt;param name=</text:span><text:span text:style-name="T10">"the_other_event"</text:span><text:span text:style-name="T2">&gt;</text:span><text:span text:style-name="T21">The other domain event.</text:span><text:span text:style-name="T2">&lt;/param&gt;</text:span></text:p>
      <text:p text:style-name="P17"><text:span text:style-name="T6"><text:s text:c="8"/></text:span><text:span text:style-name="T2">///</text:span><text:span text:style-name="T21"> </text:span><text:span text:style-name="T2">&lt;returns&gt;&lt;code&gt;</text:span><text:span text:style-name="T21">true</text:span><text:span text:style-name="T2">&lt;/code&gt;</text:span><text:span text:style-name="T21"> if the given domain event </text:span></text:p>
      <text:p text:style-name="P17"><text:span text:style-name="T6"><text:s text:c="8"/></text:span><text:span text:style-name="T2">///</text:span><text:span text:style-name="T21"> and this event are regarded as being the same event.</text:span><text:span text:style-name="T2">&lt;/returns&gt;</text:span></text:p>
      <text:p text:style-name="P17"><text:span text:style-name="T6"><text:s text:c="8"/></text:span><text:span text:style-name="T2">bool</text:span><text:span text:style-name="T6"> is_the_same_event_as(T the_other_event);</text:span></text:p>
      <text:p text:style-name="P11"><text:s text:c="4"/>}</text:p>
      <text:p text:style-name="P11">}</text:p>
      <text:p text:style-name="P1"/>
      <text:p text:style-name="P1">TODO: Terminar esto.</text:p>
      <text:p text:style-name="P1"/>
      <text:p text:style-name="P1">REFERENCIAS:</text:p>
      <text:p text:style-name="P1"/>
      <text:p text:style-name="P5"><text:a xlink:type="simple" xlink:href="http://domaindrivendesign.org/library/evans_2009_1"><text:span text:style-name="T23">http://domaindrivendesign.org/library/evans_2009_1</text:span></text:a></text:p>
      <text:p text:style-name="P5"><text:a xlink:type="simple" xlink:href="http://domaindrivendesign.org/library/evans_2009_2"><text:span text:style-name="T23">http://domaindrivendesign.org/library/evans_2009_2</text:span></text:a></text:p>
      <text:p text:style-name="P5"><text:a xlink:type="simple" xlink:href="http://qconlondon.com/london-2009/presentation/What+I%27ve+learned+about+DDD+since+the+book"><text:span text:style-name="T23">http://qconlondon.com/london-2009/presentation/What+I%27ve+learned+about+DDD+since+the+book</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1M25S</meta:editing-duration>
    <meta:editing-cycles>3</meta:editing-cycles>
    <meta:generator>OpenOffice.org/3.2$Win32 OpenOffice.org_project/320m12$Build-9483</meta:generator>
    <dc:date>2010-06-16T19:52:52.52</dc:date>
    <meta:document-statistic meta:table-count="0" meta:image-count="0" meta:object-count="0" meta:page-count="5" meta:paragraph-count="163" meta:word-count="1599" meta:character-count="11138"/>
    <meta:user-defined meta:name="Info 1"/>
    <meta:user-defined meta:name="Info 2"/>
    <meta:user-defined meta:name="Info 3"/>
    <meta:user-defined meta:name="Info 4"/>
  </office:meta>
</office:document-meta>
</file>